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bc76e" officeooo:paragraph-rsid="001bc76e" style:font-size-asian="18pt" style:font-size-complex="18pt"/>
    </style:style>
    <style:style style:name="P2" style:family="paragraph" style:parent-style-name="Standard">
      <style:paragraph-properties fo:text-align="start" style:justify-single-word="false"/>
      <style:text-properties fo:font-size="12pt" officeooo:rsid="001bc76e" officeooo:paragraph-rsid="001bc76e" style:font-size-asian="10.5pt" style:font-size-complex="12pt"/>
    </style:style>
    <style:style style:name="P3" style:family="paragraph" style:parent-style-name="Standard">
      <style:paragraph-properties fo:text-align="start" style:justify-single-word="false"/>
      <style:text-properties fo:font-size="12pt" officeooo:rsid="001d0be3" officeooo:paragraph-rsid="001d0be3" style:font-size-asian="10.5pt" style:font-size-complex="12pt"/>
    </style:style>
    <style:style style:name="P4" style:family="paragraph" style:parent-style-name="Standard">
      <style:paragraph-properties fo:text-align="start" style:justify-single-word="false"/>
      <style:text-properties fo:font-size="12pt" officeooo:rsid="001d72e7" officeooo:paragraph-rsid="001d72e7" style:font-size-asian="10.5pt" style:font-size-complex="12pt"/>
    </style:style>
    <style:style style:name="P5" style:family="paragraph" style:parent-style-name="Standard">
      <style:paragraph-properties fo:text-align="start" style:justify-single-word="false"/>
      <style:text-properties fo:font-size="12pt" officeooo:rsid="001d9bc8" officeooo:paragraph-rsid="001d9bc8" style:font-size-asian="10.5pt" style:font-size-complex="12pt"/>
    </style:style>
    <style:style style:name="P6" style:family="paragraph" style:parent-style-name="Standard">
      <style:paragraph-properties fo:text-align="start" style:justify-single-word="false"/>
      <style:text-properties fo:font-size="12pt" officeooo:rsid="001f68ee" officeooo:paragraph-rsid="001f68ee" style:font-size-asian="10.5pt" style:font-size-complex="12pt"/>
    </style:style>
    <style:style style:name="P7" style:family="paragraph" style:parent-style-name="Standard">
      <style:paragraph-properties fo:text-align="start" style:justify-single-word="false"/>
      <style:text-properties fo:font-size="12pt" officeooo:rsid="001f68ee" officeooo:paragraph-rsid="0020f15d" style:font-size-asian="10.5pt" style:font-size-complex="12pt"/>
    </style:style>
    <style:style style:name="P8" style:family="paragraph" style:parent-style-name="Standard">
      <style:paragraph-properties fo:text-align="start" style:justify-single-word="false"/>
      <style:text-properties fo:font-size="12pt" officeooo:rsid="001f68ee" officeooo:paragraph-rsid="00216bf0" style:font-size-asian="10.5pt" style:font-size-complex="12pt"/>
    </style:style>
    <style:style style:name="P9" style:family="paragraph" style:parent-style-name="Standard">
      <style:paragraph-properties fo:text-align="start" style:justify-single-word="false"/>
      <style:text-properties fo:font-size="12pt" officeooo:rsid="001f68ee" officeooo:paragraph-rsid="0021f52e" style:font-size-asian="10.5pt" style:font-size-complex="12pt"/>
    </style:style>
    <style:style style:name="P10" style:family="paragraph" style:parent-style-name="Standard">
      <style:paragraph-properties fo:text-align="start" style:justify-single-word="false"/>
      <style:text-properties fo:font-size="12pt" officeooo:rsid="002005a9" officeooo:paragraph-rsid="002005a9" style:font-size-asian="10.5pt" style:font-size-complex="12pt"/>
    </style:style>
    <style:style style:name="P11" style:family="paragraph" style:parent-style-name="Standard">
      <style:paragraph-properties fo:text-align="start" style:justify-single-word="false"/>
      <style:text-properties fo:font-size="12pt" officeooo:rsid="0020f15d" officeooo:paragraph-rsid="0020f15d" style:font-size-asian="10.5pt" style:font-size-complex="12pt"/>
    </style:style>
    <style:style style:name="P12" style:family="paragraph" style:parent-style-name="Standard">
      <style:paragraph-properties fo:text-align="start" style:justify-single-word="false"/>
      <style:text-properties fo:font-size="12pt" officeooo:rsid="0021f52e" officeooo:paragraph-rsid="0021f52e" style:font-size-asian="10.5pt" style:font-size-complex="12pt"/>
    </style:style>
    <style:style style:name="P13" style:family="paragraph" style:parent-style-name="Standard">
      <style:paragraph-properties fo:text-align="start" style:justify-single-word="false"/>
      <style:text-properties fo:font-size="12pt" officeooo:rsid="0023e5de" officeooo:paragraph-rsid="0023e5de" style:font-size-asian="10.5pt" style:font-size-complex="12pt"/>
    </style:style>
    <style:style style:name="P14" style:family="paragraph" style:parent-style-name="Standard">
      <style:paragraph-properties fo:text-align="start" style:justify-single-word="false"/>
      <style:text-properties fo:font-size="12pt" officeooo:rsid="0025a7f1" officeooo:paragraph-rsid="0025a7f1" style:font-size-asian="10.5pt" style:font-size-complex="12pt"/>
    </style:style>
    <style:style style:name="P15" style:family="paragraph" style:parent-style-name="Standard">
      <style:paragraph-properties fo:text-align="start" style:justify-single-word="false"/>
      <style:text-properties fo:font-size="12pt" officeooo:rsid="002668af" officeooo:paragraph-rsid="002668af" style:font-size-asian="10.5pt" style:font-size-complex="12pt"/>
    </style:style>
    <style:style style:name="P16" style:family="paragraph" style:parent-style-name="Standard">
      <style:paragraph-properties fo:text-align="start" style:justify-single-word="false"/>
      <style:text-properties fo:font-size="12pt" officeooo:rsid="002abbca" officeooo:paragraph-rsid="002abbca" style:font-size-asian="10.5pt" style:font-size-complex="12pt"/>
    </style:style>
    <style:style style:name="P17" style:family="paragraph" style:parent-style-name="Standard">
      <style:paragraph-properties fo:text-align="start" style:justify-single-word="false"/>
      <style:text-properties fo:font-size="12pt" officeooo:rsid="002bf2b9" officeooo:paragraph-rsid="002bf2b9" style:font-size-asian="10.5pt" style:font-size-complex="12pt"/>
    </style:style>
    <style:style style:name="P18" style:family="paragraph" style:parent-style-name="Standard">
      <style:paragraph-properties fo:text-align="center" style:justify-single-word="false"/>
      <style:text-properties fo:font-size="12pt" officeooo:rsid="002bf2b9" officeooo:paragraph-rsid="002bf2b9" style:font-size-asian="10.5pt" style:font-size-complex="12pt"/>
    </style:style>
    <style:style style:name="T1" style:family="text">
      <style:text-properties officeooo:rsid="001d72e7"/>
    </style:style>
    <style:style style:name="T2" style:family="text">
      <style:text-properties officeooo:rsid="002005a9"/>
    </style:style>
    <style:style style:name="T3" style:family="text">
      <style:text-properties officeooo:rsid="0020f15d"/>
    </style:style>
    <style:style style:name="T4" style:family="text">
      <style:text-properties officeooo:rsid="00216bf0"/>
    </style:style>
    <style:style style:name="T5" style:family="text">
      <style:text-properties officeooo:rsid="0021f52e"/>
    </style:style>
    <style:style style:name="T6" style:family="text">
      <style:text-properties officeooo:rsid="00260b21"/>
    </style:style>
    <style:style style:name="T7" style:family="text">
      <style:text-properties officeooo:rsid="0027b591"/>
    </style:style>
    <style:style style:name="T8" style:family="text">
      <style:text-properties officeooo:rsid="0028d58c"/>
    </style:style>
    <style:style style:name="T9" style:family="text">
      <style:text-properties officeooo:rsid="002abbca"/>
    </style:style>
    <style:style style:name="T10" style:family="text">
      <style:text-properties officeooo:rsid="002bf2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2 PAR.</text:p>
      <text:p text:style-name="P2">Protocolo de comunicaciones:Conjunto de normas que regulan las comunicaciones entre dos dispositivos(normalmente 2 pc) y necesitan un conjunto de normas para poder llegar a ese fin.</text:p>
      <text:p text:style-name="P3">Hay que establecer acuerdos entre los dos dispositivos para una correcta comunicación.</text:p>
      <text:p text:style-name="P3">Un protocolo es como un libro gordo lleno de normas.</text:p>
      <text:p text:style-name="P3">OSI(no creo que caiga <text:span text:style-name="T1">es curioso porque estableció las bases del protocolo tcp, intentaron desprivatizar los protocolos para que no lo usen marcas específicas no salió a la luz porque en la época no interesaba</text:span>)</text:p>
      <text:p text:style-name="P4">Estableció aspectos como eléctricos, tipos de cables, la agrupación de bits para enviar paquetes, como se identifican los equipos dentro de la red etc.</text:p>
      <text:p text:style-name="P4">El protocolo OSI estableció que dividiríamos los niveles en 7, TCP IP salió de la comunidad informática y se dieron cuenta que había niveles de OSI que omitieron.</text:p>
      <text:p text:style-name="P4"/>
      <text:p text:style-name="P4">TCP IP: Se empezó a desarrollar en EEUU como un producto abierto como un rfc(se junta la gente que lidera el proyecto y presentan una primera versión del proyecto, se puede unir, al final es un estilo GitHub).</text:p>
      <text:p text:style-name="P4"/>
      <text:p text:style-name="P5">Inicialmente al salir TCP ip se encuentra con un mercado fraccionado, así que se unieron para conseguir que todos usaramos el mismo protocolo por el favor de los usuarios, empezó a usarse exclusivamente en internet, hasta que se convirtió en el estandar absoluto y se usaba para casi cualquier comunicación.</text:p>
      <text:p text:style-name="P6">Tcp IP tiene 4 niveles o capas, pero no todas tienen el mismo grosor :</text:p>
      <text:p text:style-name="P7">-Nivel de enlace(físico):Es como 2 niveles distintos (enlace y físico) </text:p>
      <text:p text:style-name="P7"><text:span text:style-name="T3">Nivel físico es el conjunto de normas que permiten que un conjunto de ordenadores de una misma red se comunicen entre ellos.</text:span></text:p>
      <text:p text:style-name="P7"><text:span text:style-name="T3">Nivel físico es el conjunto de normas a nivel de cableado para comunicarse.</text:span></text:p>
      <text:p text:style-name="P11">El objetivo único es comunicar 2 ordenadores y que entre ellos se transmita información</text:p>
      <text:p text:style-name="P7"><text:span text:style-name="T2">Dependiendo de la infraestructura física que haya en mi red las normas serán diferentes, no es lo mismo la red cableada que la red wifi. Las normas entre esas diferentes conexiones se recogen en este nivel. Ejemplos:</text:span></text:p>
      <text:p text:style-name="P10">Ethernet (cable cobre), 802.11 (protocolo wifi) token Ring (fibra óptica, un ordenador solo puede transmitir si tiene el testigo) <text:span text:style-name="T3">la detección de colisiones serían como las rotondas y el paso de testigo sería como los semáforos (son diferentes tipos de circulación de datos)</text:span></text:p>
      <text:p text:style-name="P11">Punto a punto(conexión directa entre 2 ordenadores sin apenas restricciones sin rotondas ni semaforos)</text:p>
      <text:p text:style-name="P7">-Nivel de Red: <text:span text:style-name="T3">Parte del nivel de enlace(sabiendo que 2 ordenadores se comuniquen) y permite que esos ordenadores esten donde estén se comuniquen entre ellos. Tenemos toda la parte donde los routers mandan información de un lado para otro hasta llegar al destinatario</text:span></text:p>
      <text:p text:style-name="P9"><text:span text:style-name="T3">Ipv4(es el común y se suele simplificar llamandole protocolo IP)</text:span><text:span text:style-name="T5">(tiene un pequeño problema que es que tiene muy pocas direcciones, 2^32)</text:span><text:span text:style-name="T3"> y Ipv6</text:span><text:span text:style-name="T5">(nació para tener más direcciones, y no es compatible con ipv4 2^128 direcciones, para que cada milímetro cuadrado del mundo tengan direcciones ip)</text:span></text:p>
      <text:p text:style-name="P12">El nivel de red es un protocolo de nivel de intento, o sea , que él va a hacer lo que pueda pero no asegura funcionar xd, para optimizar el rendimiento sacrifican la fiabilidad. El que vigila si el mensaje ha llegado o no para reenviarlo para eso está el nivel de transporte, el mismo nivel de red no hace nada por arreglarlo si el mensaje no llega.</text:p>
      <text:p text:style-name="P6">-Nivel de transporte:<text:span text:style-name="T4">Sirve para que determinado programa de un ordenador se comunique con otro programa determinado de otro ordenador, no de ordenador a ordenador (para eso está el nivel de red)</text:span></text:p>
      <text:p text:style-name="P12">TCP: Está vigilando que lleguen correctamente los mensajes, si falla el nivel de red vuelve a enviar los mensajes</text:p>
      <text:p text:style-name="P12">UDP: Si yo por ejemplo cargo una página web, si está a cachos (falta información) se usa TCP, pero UDP se usa cuando da un poco igual que se reciban todos los mensajes, hay aplicaciones que le <text:soft-page-break/>sacan partido como por ejemplo un partido en directo que se retransmite imagen, imagino que se pierde algún fps (si va a 30, si veo 28 no pasa nada), baja la calidad de visión pero no es un desastre, es mejor que ese frame se pierda antes que cortar la emisión y volver a pedir el mensaje.</text:p>
      <text:p text:style-name="P8">-Nivel de aplicación:<text:span text:style-name="T4">A partir de que tengo el nivel de transporte, lo que hace es definir de que norma se van a comunicar entre ellos (entre los programas) qué lenguaje van a usar y de que forma lo van a hacer.</text:span></text:p>
      <text:p text:style-name="P8">Se regula la forma en la que cada cliente se comunica con cada servidor, por ejemplo, qué lenguaje emplear entre el cliente y el sevidor(enviar órdenes que entienda) hay subprotocolos llamados http y https(páginas web), SMTP(correo) RTSP(vídeo a tiempo real, muy moderno), DNS, FTP, a grandes rasgos son protocolos que regulan como se van a comunicar las aplicaciones entre sí.</text:p>
      <text:p text:style-name="P4"/>
      <text:p text:style-name="P3"/>
      <text:p text:style-name="P3"/>
      <text:p text:style-name="P3"/>
      <text:p text:style-name="P13">Qué pasa cuando intento comunicar 2 redes diferentes (wifi y cableada)</text:p>
      <text:p text:style-name="P13">a nivel de enlace son diferentes(el lenguaje que están escrito es diferente). Para comunicarse el que se encarga es el nivel de red.</text:p>
      <text:p text:style-name="P13"/>
      <text:p text:style-name="P14">Ejemplo de comunicación:</text:p>
      <text:p text:style-name="P14">Yo quiero transmitir la orden get a la página <text:a xlink:type="simple" xlink:href="http://www.elpais.com/" text:style-name="Internet_20_link" text:visited-style-name="Visited_20_Internet_20_Link">www.elpais.com</text:a>, el navegador lo traduce a una orden de http porque detecta el www, el ordenador se lo manda al nivel de transporte y añade qué programa ha hecho la petición y a qué programa llega esa petición, y le añade una etiqueta con esa información al mensaje, y el mensaje sigue sin mandarse al ordenador ajeno, si no que va al nivel de red donde le da la información necesaria dos etiquetas, direccion ip ordenador de destino y quien es el remitente(yo), y luego eso se manda al nivel de enlace, ahí lo que vamos a tener es </text:p>
      <text:p text:style-name="P14"/>
      <text:p text:style-name="P14"/>
      <text:p text:style-name="P14">Las ipv4 son finitas, se acaban(de ahí las ipv6)</text:p>
      <text:p text:style-name="P14">En principio todos los ordenadores del mundo tienen una direccion ip única, pero con tantos dispositivos es imposible, así que se permite que dentro de una red local una direccion ip se pueda repetir en otras redes locales ajenas .<text:span text:style-name="T6">La única dirección ip única es la que se usa en la red</text:span></text:p>
      <text:p text:style-name="P14">Ip pública : <text:span text:style-name="T6">La dirección de nuestro router(puerta de enlace) es única en el mundo. </text:span><text:span text:style-name="T8">Cuando una ip privada quiere navegar por internet, le pide permiso al router y el mismo router le presta una ip única en el mundo para poder navegar por internet, a este proceso se llama NAT</text:span><text:span text:style-name="T10">(solo tiene sentido en ipv4 ya que ipv6 no tiene ip privada)</text:span><text:span text:style-name="T8">. </text:span><text:span text:style-name="T9">El mensaje tiene como remitente la ip del router, no a la ip privada</text:span></text:p>
      <text:p text:style-name="P18">A la hora de enviar un mensaje:(esquema diapositiva 15)</text:p>
      <text:p text:style-name="P15">Los router suelen tener dos caras, una de la red local con su ip privada(se puede repetir en otras redes locales) y otra que da la cara a la red que es única(no se repite)</text:p>
      <text:p text:style-name="P14">Ip privada: <text:span text:style-name="T6">Pueden repetirse, no son exclusivas.</text:span><text:span text:style-name="T7">Un ordenador con ip privada no puede navegar por internet, porque no le pueden identificar en la red al haber muchas ip repetidas.</text:span></text:p>
      <text:p text:style-name="P16">El SO le da una etiqueta a cada programa que hay ejecutandose en la red y sabe identificarlo en la red y así enviarle la información correspondiente.</text:p>
      <text:p text:style-name="P16">La tarjeta de red es la que se encarga del nivel de enlace preparar el mensaje para enviarselo directamente al nivel fisico <text:span text:style-name="T10">(un cable o un router) hasta llegar al otro ordenador</text:span></text:p>
      <text:p text:style-name="P17">El router coge una de dos dos tarjetas de red(como las caras) y va a reconstruir el mensaje de forma que por ejemplo, de una red cableada y wifi lo traduce para que lo entienda.</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30T10:26:50.250000000</meta:creation-date>
    <dc:date>2020-10-30T12:36:08.192000000</dc:date>
    <meta:editing-duration>PT1H14M5S</meta:editing-duration>
    <meta:editing-cycles>17</meta:editing-cycles>
    <meta:generator>LibreOffice/7.0.1.2$Windows_X86_64 LibreOffice_project/7cbcfc562f6eb6708b5ff7d7397325de9e764452</meta:generator>
    <meta:document-statistic meta:table-count="0" meta:image-count="0" meta:object-count="0" meta:page-count="2" meta:paragraph-count="38" meta:word-count="1244" meta:character-count="7117" meta:non-whitespace-character-count="5909"/>
  </office:meta>
</office:document-meta>
</file>